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URW Bookman" svg:font-family="'URW Bookman'" style:font-pitch="variable"/>
    <style:font-face style:name="Ubuntu" svg:font-family="Ubuntu" style:font-pitch="variable"/>
    <style:font-face style:name="Ubuntu Mono" svg:font-family="'Ubuntu Mono'" style:font-pitch="fixed"/>
    <style:font-face style:name="Ubuntu Sans" svg:font-family="'Ubuntu Sans'" style:font-family-generic="swiss" style:font-pitch="variable"/>
    <style:font-face style:name="book" svg:font-family="book"/>
  </office:font-face-decls>
  <office:automatic-styles>
    <style:style style:name="P1" style:family="paragraph" style:parent-style-name="Preformatted_20_Text">
      <style:text-properties style:font-name="book" fo:font-size="12pt" officeooo:paragraph-rsid="00008372" style:font-size-asian="12pt" style:font-size-complex="12pt"/>
    </style:style>
    <style:style style:name="P2" style:family="paragraph" style:parent-style-name="Preformatted_20_Text">
      <style:paragraph-properties fo:break-before="page"/>
      <style:text-properties style:font-name="book" fo:font-size="12pt" officeooo:paragraph-rsid="00008372" style:font-size-asian="12pt" style:font-size-complex="12pt"/>
    </style:style>
    <style:style style:name="P3" style:family="paragraph" style:parent-style-name="Preformatted_20_Text">
      <style:text-properties style:font-name="book" fo:font-size="12pt" officeooo:paragraph-rsid="00027f8f" style:font-size-asian="12pt" style:font-size-complex="12pt"/>
    </style:style>
    <style:style style:name="P4" style:family="paragraph" style:parent-style-name="Preformatted_20_Text">
      <style:paragraph-properties fo:break-before="page"/>
      <style:text-properties style:font-name="book" fo:font-size="12pt" officeooo:paragraph-rsid="00027f8f" style:font-size-asian="12pt" style:font-size-complex="12pt"/>
    </style:style>
    <style:style style:name="P5" style:family="paragraph" style:parent-style-name="Preformatted_20_Text">
      <style:text-properties style:font-name="Noto Serif" fo:font-size="12pt" officeooo:paragraph-rsid="00008372" style:font-size-asian="12pt" style:font-size-complex="12pt"/>
    </style:style>
    <style:style style:name="T1" style:family="text">
      <style:text-properties style:font-name="Ubuntu Mono"/>
    </style:style>
    <style:style style:name="T2" style:family="text">
      <style:text-properties style:font-name="book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mport java.io.*;</text:p>
      <text:p text:style-name="P5"/>
      <text:p text:style-name="P5">public class cy3e1 {</text:p>
      <text:p text:style-name="P5"><text:s text:c="4"/>public static void main(String[] args) {</text:p>
      <text:p text:style-name="P5"><text:s text:c="8"/>String filePath = "example.txt";</text:p>
      <text:p text:style-name="P5"><text:s text:c="8"/>try {</text:p>
      <text:p text:style-name="P5"><text:s text:c="12"/>FileWriter writer = new FileWriter(filePath);</text:p>
      <text:p text:style-name="P5"><text:s text:c="12"/>writer.write("This is an example text.\nFile handling in Java.");</text:p>
      <text:p text:style-name="P5"><text:s text:c="12"/>writer.close();</text:p>
      <text:p text:style-name="P5"/>
      <text:p text:style-name="P5"><text:s text:c="12"/>FileReader reader = new FileReader(filePath);</text:p>
      <text:p text:style-name="P5"><text:s text:c="12"/>BufferedReader bufferedReader = new BufferedReader(reader);</text:p>
      <text:p text:style-name="P5"><text:s text:c="12"/>String line;</text:p>
      <text:p text:style-name="P5"><text:s text:c="12"/>while ((line = bufferedReader.readLine()) != null) {</text:p>
      <text:p text:style-name="P5"><text:s text:c="16"/>System.out.println(line);</text:p>
      <text:p text:style-name="P5"><text:s text:c="12"/>}</text:p>
      <text:p text:style-name="P5"><text:s text:c="12"/>bufferedReader.close();</text:p>
      <text:p text:style-name="P5"><text:s text:c="8"/>} catch (IOException e) {</text:p>
      <text:p text:style-name="P5"><text:s text:c="12"/>e.printStackTrace();</text:p>
      <text:p text:style-name="P5"><text:s text:c="8"/>}</text:p>
      <text:p text:style-name="P5"><text:s text:c="4"/>}</text:p>
      <text:p text:style-name="P5">}</text:p>
      <text:p text:style-name="P2">import java.io.*;</text:p>
      <text:p text:style-name="P1"/>
      <text:p text:style-name="P1"><text:s/>class cy3e2 {</text:p>
      <text:p text:style-name="P1"><text:s text:c="4"/>public static void main(String[] args) {</text:p>
      <text:p text:style-name="P1"><text:s text:c="8"/>String filePath = "example.txt";</text:p>
      <text:p text:style-name="P1"><text:s text:c="8"/>try (BufferedReader reader = new BufferedReader(new FileReader(filePath))) {</text:p>
      <text:p text:style-name="P1"><text:s text:c="12"/>String line;</text:p>
      <text:p text:style-name="P1"><text:s text:c="12"/>int lineNumber = 1;</text:p>
      <text:p text:style-name="P1"><text:s text:c="12"/>while ((line = reader.readLine()) != null) {</text:p>
      <text:p text:style-name="P1"><text:s text:c="16"/>System.out.println(lineNumber + ": " + line);</text:p>
      <text:p text:style-name="P1"><text:s text:c="16"/>lineNumber++;</text:p>
      <text:p text:style-name="P1"><text:s text:c="12"/>}</text:p>
      <text:p text:style-name="P1"><text:s text:c="8"/>} catch (IOException e) {</text:p>
      <text:p text:style-name="P1"><text:s text:c="12"/>e.printStackTrace();</text:p>
      <text:p text:style-name="P1"><text:s text:c="8"/>}</text:p>
      <text:p text:style-name="P1"><text:s text:c="4"/>}</text:p>
      <text:p text:style-name="P1">}</text:p>
      <text:p text:style-name="P2"><text:tab/><text:span text:style-name="T2"/></text:p>
      <text:p text:style-name="P1">import java.io.*;</text:p>
      <text:p text:style-name="P1">public class cy3e3 {</text:p>
      <text:p text:style-name="P1"><text:s text:c="4"/>public static void main(String[] args) {</text:p>
      <text:p text:style-name="P1"><text:s text:c="8"/>String filePath = "example.txt";</text:p>
      <text:p text:style-name="P1"><text:s text:c="8"/>int lines = 0, words = 0, characters = 0;</text:p>
      <text:p text:style-name="P1"/>
      <text:p text:style-name="P1"><text:s text:c="8"/>try (BufferedReader reader = new BufferedReader(new FileReader(filePath))) {</text:p>
      <text:p text:style-name="P1"><text:s text:c="12"/>String line;</text:p>
      <text:p text:style-name="P1"><text:s text:c="12"/>while ((line = reader.readLine()) != null) {</text:p>
      <text:p text:style-name="P1"><text:s text:c="16"/>lines++;</text:p>
      <text:p text:style-name="P1"><text:s text:c="16"/>characters += line.length();</text:p>
      <text:p text:style-name="P1"><text:s text:c="16"/>String[] wordArray = line.split("\\s+");</text:p>
      <text:p text:style-name="P1"><text:s text:c="16"/>words += wordArray.length;</text:p>
      <text:p text:style-name="P1"><text:s text:c="12"/>}</text:p>
      <text:p text:style-name="P1"><text:s text:c="8"/>} catch (IOException e) {</text:p>
      <text:p text:style-name="P1"><text:s text:c="12"/>e.printStackTrace();</text:p>
      <text:p text:style-name="P1"><text:s text:c="8"/>}</text:p>
      <text:p text:style-name="P1"/>
      <text:p text:style-name="P1"><text:s text:c="8"/>System.out.println("Lines: " + lines);</text:p>
      <text:p text:style-name="P1"><text:s text:c="8"/>System.out.println("Words: " + words);</text:p>
      <text:p text:style-name="P1"><text:s text:c="8"/>System.out.println("Characters: " + characters);</text:p>
      <text:p text:style-name="P1"><text:s text:c="4"/>}</text:p>
      <text:p text:style-name="P1">}</text:p>
      <text:p text:style-name="P1"/>
      <text:p text:style-name="P1"/>
      <text:p text:style-name="P2">import java.io.*;</text:p>
      <text:p text:style-name="P1"/>
      <text:p text:style-name="P1">public class cy3e4 {</text:p>
      <text:p text:style-name="P1"><text:s text:c="4"/>public static void main(String[] args) {</text:p>
      <text:p text:style-name="P1"/>
      <text:p text:style-name="P1"><text:s text:c="8"/>String inputFilePath = "input.txt";</text:p>
      <text:p text:style-name="P1"><text:s text:c="8"/>String outputFilePath = "output.txt";</text:p>
      <text:p text:style-name="P1"/>
      <text:p text:style-name="P1"><text:s text:c="8"/>try (BufferedReader reader = new BufferedReader(new FileReader(inputFilePath));</text:p>
      <text:p text:style-name="P1"><text:s text:c="13"/>BufferedWriter writer = new BufferedWriter(new FileWriter(outputFilePath))) {</text:p>
      <text:p text:style-name="P1"/>
      <text:p text:style-name="P1"><text:s text:c="12"/>String line;</text:p>
      <text:p text:style-name="P1"><text:s text:c="12"/>while ((line = reader.readLine()) != null) {</text:p>
      <text:p text:style-name="P1"><text:s text:c="16"/>writer.write(line);</text:p>
      <text:p text:style-name="P1"><text:s text:c="16"/>writer.newLine();</text:p>
      <text:p text:style-name="P1"/>
      <text:p text:style-name="P1"><text:s text:c="12"/>}</text:p>
      <text:p text:style-name="P1"><text:s text:c="12"/>System.out.println("Copied Succesfully");</text:p>
      <text:p text:style-name="P1"><text:s text:c="8"/>} catch (FileNotFoundException e) {</text:p>
      <text:p text:style-name="P1"><text:s text:c="12"/>System.err.println("File not found: " + e.getMessage());</text:p>
      <text:p text:style-name="P1"><text:s text:c="8"/>} catch (IOException e) {</text:p>
      <text:p text:style-name="P1"><text:s text:c="12"/>System.err.println("I/O error: " + e.getMessage());</text:p>
      <text:p text:style-name="P1"><text:s text:c="8"/>}</text:p>
      <text:p text:style-name="P1"><text:s text:c="4"/>}</text:p>
      <text:p text:style-name="P1"/>
      <text:p text:style-name="P1">}</text:p>
      <text:p text:style-name="P1"/>
      <text:p text:style-name="P2">import java.util.StringTokenizer;</text:p>
      <text:p text:style-name="P1">import java.io.*;</text:p>
      <text:p text:style-name="P1"/>
      <text:p text:style-name="P1"><text:s/>class cy3e5 {</text:p>
      <text:p text:style-name="P1"><text:s text:c="4"/>public static void main(String[] args) {</text:p>
      <text:p text:style-name="P1"><text:s text:c="8"/>String inputFilePath = "integers.txt";</text:p>
      <text:p text:style-name="P1"/>
      <text:p text:style-name="P1"><text:s text:c="8"/>try (BufferedReader reader = new BufferedReader(new FileReader(inputFilePath))) {</text:p>
      <text:p text:style-name="P1"><text:s text:c="12"/>String line = reader.readLine();</text:p>
      <text:p text:style-name="P1"><text:s text:c="12"/>StringTokenizer tokenizer = new StringTokenizer(line);</text:p>
      <text:p text:style-name="P1"><text:s text:c="12"/>int sum = 0;</text:p>
      <text:p text:style-name="P1"/>
      <text:p text:style-name="P1"><text:s text:c="12"/>while (tokenizer.hasMoreTokens()) {</text:p>
      <text:p text:style-name="P1"><text:s text:c="16"/>int number = Integer.parseInt(tokenizer.nextToken());</text:p>
      <text:p text:style-name="P1"><text:s text:c="16"/>System.out.println("Integer: " + number);</text:p>
      <text:p text:style-name="P1"><text:s text:c="16"/>sum += number;</text:p>
      <text:p text:style-name="P1"><text:s text:c="12"/>}</text:p>
      <text:p text:style-name="P1"><text:s text:c="12"/>System.out.println("Sum: " + sum);</text:p>
      <text:p text:style-name="P1"><text:s text:c="8"/>} catch (IOException e) {</text:p>
      <text:p text:style-name="P1"><text:s text:c="12"/>e.printStackTrace();</text:p>
      <text:p text:style-name="P1"><text:s text:c="8"/>}</text:p>
      <text:p text:style-name="P1"><text:s text:c="4"/>}</text:p>
      <text:p text:style-name="P1">}</text:p>
      <text:p text:style-name="P1"/>
      <text:p text:style-name="P2"/>
      <text:p text:style-name="P1">class cy4e1{</text:p>
      <text:p text:style-name="P1"><text:tab/>public static double divide(int numerator, int denominator) throws ArithmeticException {</text:p>
      <text:p text:style-name="P1"><text:tab/><text:tab/>return numerator / denominator;</text:p>
      <text:p text:style-name="P1"><text:tab/>}</text:p>
      <text:p text:style-name="P1"><text:tab/>public static void main(String[] args){</text:p>
      <text:p text:style-name="P1"><text:tab/><text:tab/>int num = 10;</text:p>
      <text:p text:style-name="P1"><text:tab/><text:tab/>int denom = 0;</text:p>
      <text:p text:style-name="P1"/>
      <text:p text:style-name="P1"><text:tab/><text:tab/>try{</text:p>
      <text:p text:style-name="P1"><text:tab/><text:tab/><text:tab/>double result <text:s/>= divide(num, denom);</text:p>
      <text:p text:style-name="P1"><text:tab/><text:tab/><text:tab/>System.out.println("Result: "+ result);</text:p>
      <text:p text:style-name="P1"/>
      <text:p text:style-name="P1"><text:tab/><text:tab/>}catch(ArithmeticException e){</text:p>
      <text:p text:style-name="P1"><text:tab/><text:tab/><text:tab/>System.out.println("Cannot divide by zero");</text:p>
      <text:p text:style-name="P1"><text:tab/><text:tab/>}finally{</text:p>
      <text:p text:style-name="P1"><text:tab/><text:tab/><text:tab/>System.out.println("Execution of the try cathch block is complete");</text:p>
      <text:p text:style-name="P1"><text:tab/><text:tab/>}</text:p>
      <text:p text:style-name="P1"><text:tab/><text:tab/>System.out.println("program continues execution after exception handling");</text:p>
      <text:p text:style-name="P1"><text:tab/>}</text:p>
      <text:p text:style-name="P1">}</text:p>
      <text:p text:style-name="P1"/>
      <text:p text:style-name="P2"/>
      <text:p text:style-name="P1"/>
      <text:p text:style-name="P1">import java.util.*;</text:p>
      <text:p text:style-name="P1">import java.io.*;</text:p>
      <text:p text:style-name="P1"/>
      <text:p text:style-name="P1">class myException extends Exception{</text:p>
      <text:p text:style-name="P1"><text:s text:c="4"/>public myException(String msg){</text:p>
      <text:p text:style-name="P1"><text:s text:c="8"/>super(msg);</text:p>
      <text:p text:style-name="P1"><text:s text:c="4"/>}</text:p>
      <text:p text:style-name="P1"><text:s text:c="4"/></text:p>
      <text:p text:style-name="P1">}</text:p>
      <text:p text:style-name="P1">public class cy4e2{</text:p>
      <text:p text:style-name="P1"><text:s text:c="4"/>static void msg (String str) throws myException{</text:p>
      <text:p text:style-name="P1"><text:s text:c="8"/>if ((int)str.charAt(0) &gt; 95)</text:p>
      <text:p text:style-name="P1"><text:s text:c="12"/>throw new myException("Error:Start with Capital Letter pls...");</text:p>
      <text:p text:style-name="P1"><text:s text:c="8"/>else</text:p>
      <text:p text:style-name="P1"><text:s text:c="12"/>System.out.println("Good Start");</text:p>
      <text:p text:style-name="P1"><text:s text:c="4"/>}</text:p>
      <text:p text:style-name="P1"><text:s text:c="4"/>public static void main(String[] args){</text:p>
      <text:p text:style-name="P1"><text:s text:c="8"/>Scanner sc = new Scanner(System.in);</text:p>
      <text:p text:style-name="P1"><text:s text:c="8"/>System.out.print("Enter A text with Capital Start:");</text:p>
      <text:p text:style-name="P1"><text:s text:c="8"/>String str = sc.nextLine();</text:p>
      <text:p text:style-name="P1"><text:s text:c="8"/>try{</text:p>
      <text:p text:style-name="P1"><text:s text:c="12"/>msg(str);</text:p>
      <text:p text:style-name="P1"><text:s text:c="8"/>}</text:p>
      <text:p text:style-name="P1"><text:s text:c="8"/>catch (myException e){</text:p>
      <text:p text:style-name="P1"><text:s text:c="12"/>System.out.println(e.getMessage());</text:p>
      <text:p text:style-name="P1"><text:s text:c="8"/>}</text:p>
      <text:p text:style-name="P1"><text:s text:c="8"/></text:p>
      <text:p text:style-name="P1"><text:s text:c="8"/>finally{</text:p>
      <text:p text:style-name="P1"><text:s text:c="12"/>System.out.println("Final Block Executed...");</text:p>
      <text:p text:style-name="P1"><text:s text:c="8"/>}</text:p>
      <text:p text:style-name="P1"><text:s text:c="12"/>System.out.println("Rest of Block");</text:p>
      <text:p text:style-name="P1"/>
      <text:p text:style-name="P1"><text:s text:c="4"/>} </text:p>
      <text:p text:style-name="P1">}</text:p>
      <text:p text:style-name="P1"/>
      <text:p text:style-name="P1"/>
      <text:p text:style-name="P1"/>
      <text:p text:style-name="P1"/>
      <text:p text:style-name="P1"/>
      <text:p text:style-name="P2"/>
      <text:p text:style-name="P1">import java.util.Random;</text:p>
      <text:p text:style-name="P1">class RandomNumberGenerator extends Thread {</text:p>
      <text:p text:style-name="P1"><text:s text:c="4"/>private final NumberProcessor processor;</text:p>
      <text:p text:style-name="P1"><text:s text:c="4"/>private final Random random = new Random();</text:p>
      <text:p text:style-name="P1"/>
      <text:p text:style-name="P1"><text:s text:c="4"/>public RandomNumberGenerator(NumberProcessor processor) {</text:p>
      <text:p text:style-name="P1"><text:s text:c="8"/>this.processor = processor;</text:p>
      <text:p text:style-name="P1"><text:s text:c="4"/>}</text:p>
      <text:p text:style-name="P1"/>
      <text:p text:style-name="P1"><text:s text:c="4"/>@Override</text:p>
      <text:p text:style-name="P1"><text:s text:c="4"/>public void run() {</text:p>
      <text:p text:style-name="P1"><text:s text:c="8"/>while (true) {</text:p>
      <text:p text:style-name="P1"><text:s text:c="12"/>int number = random.nextInt(100); // Generate a random number between 0 and 99</text:p>
      <text:p text:style-name="P1"><text:s text:c="12"/>System.out.println("Generated: " + number);</text:p>
      <text:p text:style-name="P1"><text:s text:c="12"/>processor.processNumber(number);</text:p>
      <text:p text:style-name="P1"><text:s text:c="12"/>try {</text:p>
      <text:p text:style-name="P1"><text:s text:c="16"/>Thread.sleep(1000); // Sleep for 1 second</text:p>
      <text:p text:style-name="P1"><text:s text:c="12"/>} catch (InterruptedException e) {</text:p>
      <text:p text:style-name="P1"><text:s text:c="16"/>e.printStackTrace();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>class NumberProcessor {</text:p>
      <text:p text:style-name="P1"><text:s text:c="4"/>public synchronized void processNumber(int number) {</text:p>
      <text:p text:style-name="P1"><text:s text:c="8"/>if (number % 2 == 0) {</text:p>
      <text:p text:style-name="P1"><text:s text:c="12"/>SquareCalculator squareThread = new SquareCalculator(number);</text:p>
      <text:p text:style-name="P1"><text:s text:c="12"/>squareThread.start();</text:p>
      <text:p text:style-name="P1"><text:s text:c="8"/>} else {</text:p>
      <text:p text:style-name="P1"><text:s text:c="12"/>CubeCalculator cubeThread = new CubeCalculator(number);</text:p>
      <text:p text:style-name="P1"><text:s text:c="12"/>cubeThread.start();</text:p>
      <text:p text:style-name="P1"><text:s text:c="8"/>}</text:p>
      <text:p text:style-name="P1"><text:s text:c="4"/>}</text:p>
      <text:p text:style-name="P1">}</text:p>
      <text:p text:style-name="P1"/>
      <text:p text:style-name="P1">class SquareCalculator extends Thread {</text:p>
      <text:p text:style-name="P1"><text:s text:c="4"/>private final int number;</text:p>
      <text:p text:style-name="P1"/>
      <text:p text:style-name="P1"><text:s text:c="4"/>public SquareCalculator(int number) {</text:p>
      <text:p text:style-name="P1"><text:s text:c="8"/>this.number = number;</text:p>
      <text:p text:style-name="P1"><text:s text:c="4"/>}</text:p>
      <text:p text:style-name="P1"/>
      <text:p text:style-name="P1"><text:soft-page-break/><text:s text:c="4"/>@Override</text:p>
      <text:p text:style-name="P1"><text:s text:c="4"/>public void run() {</text:p>
      <text:p text:style-name="P1"><text:s text:c="8"/>int square = number * number;</text:p>
      <text:p text:style-name="P1"><text:s text:c="8"/>System.out.println("Square of " + number + ": " + square);</text:p>
      <text:p text:style-name="P1"><text:s text:c="4"/>}</text:p>
      <text:p text:style-name="P1">}</text:p>
      <text:p text:style-name="P1"/>
      <text:p text:style-name="P1">class CubeCalculator extends Thread {</text:p>
      <text:p text:style-name="P1"><text:s text:c="4"/>private final int number;</text:p>
      <text:p text:style-name="P1"/>
      <text:p text:style-name="P1"><text:s text:c="4"/>public CubeCalculator(int number) {</text:p>
      <text:p text:style-name="P1"><text:s text:c="8"/>this.number = number;</text:p>
      <text:p text:style-name="P1"><text:s text:c="4"/>}</text:p>
      <text:p text:style-name="P1"/>
      <text:p text:style-name="P1"><text:s text:c="4"/>@Override</text:p>
      <text:p text:style-name="P1"><text:s text:c="4"/>public void run() {</text:p>
      <text:p text:style-name="P1"><text:s text:c="8"/>int cube = number * number * number;</text:p>
      <text:p text:style-name="P1"><text:s text:c="8"/>System.out.println("Cube of " + number + ": " + cube);</text:p>
      <text:p text:style-name="P1"><text:s text:c="4"/>}</text:p>
      <text:p text:style-name="P1">}</text:p>
      <text:p text:style-name="P1">public class cy4e3 {</text:p>
      <text:p text:style-name="P1"><text:s text:c="4"/>public static void main(String[] args) {</text:p>
      <text:p text:style-name="P1"><text:s text:c="8"/>NumberProcessor processor = new NumberProcessor();</text:p>
      <text:p text:style-name="P1"><text:s text:c="8"/>RandomNumberGenerator generator = new RandomNumberGenerator(processor);</text:p>
      <text:p text:style-name="P1"><text:s text:c="8"/>generator.start();</text:p>
      <text:p text:style-name="P1"><text:s text:c="4"/>}</text:p>
      <text:p text:style-name="P1">}</text:p>
      <text:p text:style-name="P2">class Counter </text:p>
      <text:p text:style-name="P1">{</text:p>
      <text:p text:style-name="P1"><text:s text:c="4"/>private int count = 0;</text:p>
      <text:p text:style-name="P1"><text:s text:c="4"/>public synchronized void increment() </text:p>
      <text:p text:style-name="P1"><text:s text:c="4"/>{</text:p>
      <text:p text:style-name="P1"><text:s text:c="8"/>count++;</text:p>
      <text:p text:style-name="P1"><text:s text:c="4"/>}</text:p>
      <text:p text:style-name="P1"/>
      <text:p text:style-name="P1"><text:s text:c="4"/>public int getCount() </text:p>
      <text:p text:style-name="P1"><text:s text:c="4"/>{</text:p>
      <text:p text:style-name="P1"><text:s text:c="8"/>return count;</text:p>
      <text:p text:style-name="P1"><text:s text:c="4"/>}</text:p>
      <text:p text:style-name="P1">}</text:p>
      <text:p text:style-name="P1"/>
      <text:p text:style-name="P1">class IncrementThread extends Thread </text:p>
      <text:p text:style-name="P1">{</text:p>
      <text:p text:style-name="P1"><text:s text:c="4"/>private Counter counter;</text:p>
      <text:p text:style-name="P1"><text:s text:c="4"/>public IncrementThread(Counter counter) </text:p>
      <text:p text:style-name="P1"><text:s text:c="4"/>{</text:p>
      <text:p text:style-name="P1"><text:s text:c="8"/>this.counter = counter;</text:p>
      <text:p text:style-name="P1"><text:s text:c="4"/>}</text:p>
      <text:p text:style-name="P1"><text:s text:c="4"/>@Override</text:p>
      <text:p text:style-name="P1"><text:s text:c="4"/>public void run() </text:p>
      <text:p text:style-name="P1"><text:s text:c="4"/>{</text:p>
      <text:p text:style-name="P1"><text:s text:c="8"/>for (int i = 0; i &lt; 10; i++) </text:p>
      <text:p text:style-name="P1"><text:s text:c="8"/>{</text:p>
      <text:p text:style-name="P1"><text:s text:c="12"/>counter.increment();</text:p>
      <text:p text:style-name="P1"><text:s text:c="8"/>}</text:p>
      <text:p text:style-name="P1"><text:s text:c="4"/>}</text:p>
      <text:p text:style-name="P1">}</text:p>
      <text:p text:style-name="P1">public class cy4e4</text:p>
      <text:p text:style-name="P1">{</text:p>
      <text:p text:style-name="P1"><text:s text:c="4"/>public static void main(String[] args) throws InterruptedException </text:p>
      <text:p text:style-name="P1"><text:s text:c="4"/>{</text:p>
      <text:p text:style-name="P1"><text:s text:c="8"/>Counter counter = new Counter();</text:p>
      <text:p text:style-name="P1"><text:s text:c="8"/>Thread thread1 = new IncrementThread(counter);</text:p>
      <text:p text:style-name="P3"><text:s text:c="8"/>Thread thread2 = new IncrementThread(counter);</text:p>
      <text:p text:style-name="P3"><text:s/>// Start both threads</text:p>
      <text:p text:style-name="P1"><text:s text:c="8"/>thread1.start();</text:p>
      <text:p text:style-name="P1"><text:s text:c="8"/>thread2.start();</text:p>
      <text:p text:style-name="P1"/>
      <text:p text:style-name="P1"><text:s text:c="8"/>// Wait for both threads to finish</text:p>
      <text:p text:style-name="P1"><text:s text:c="8"/>thread1.join();</text:p>
      <text:p text:style-name="P1"><text:s text:c="8"/>thread2.join();</text:p>
      <text:p text:style-name="P1"><text:soft-page-break/></text:p>
      <text:p text:style-name="P1"><text:s text:c="8"/>// Display the final count</text:p>
      <text:p text:style-name="P1"><text:s text:c="8"/>System.out.println("Final count: " + counter.getCount());</text:p>
      <text:p text:style-name="P1"><text:s text:c="4"/>}</text:p>
      <text:p text:style-name="P1"/>
      <text:p text:style-name="P1">}</text:p>
      <text:p text:style-name="P1"/>
      <text:p text:style-name="P1"/>
      <text:p text:style-name="P4"/>
      <text:p text:style-name="P3">class OddThread extends Thread {</text:p>
      <text:p text:style-name="P3"><text:s text:c="4"/>public void run() {</text:p>
      <text:p text:style-name="P3"><text:s text:c="8"/>for (int i = 1; i &lt;= 100; i += 2) {</text:p>
      <text:p text:style-name="P3"><text:s text:c="12"/>System.out.println("Odd: " + i);</text:p>
      <text:p text:style-name="P3"><text:s text:c="8"/>}</text:p>
      <text:p text:style-name="P3"><text:s text:c="4"/>}</text:p>
      <text:p text:style-name="P3">}</text:p>
      <text:p text:style-name="P3"/>
      <text:p text:style-name="P3">class EvenThread extends Thread {</text:p>
      <text:p text:style-name="P3"><text:s text:c="4"/>public void run() {</text:p>
      <text:p text:style-name="P3"><text:s text:c="8"/>for (int i = 2; i &lt;= 100; i += 2) {</text:p>
      <text:p text:style-name="P3"><text:s text:c="12"/>System.out.println("Even: " + i);</text:p>
      <text:p text:style-name="P3"><text:s text:c="8"/>}</text:p>
      <text:p text:style-name="P3"><text:s text:c="4"/>}</text:p>
      <text:p text:style-name="P3">}</text:p>
      <text:p text:style-name="P3"/>
      <text:p text:style-name="P3">public class cy4e5 {</text:p>
      <text:p text:style-name="P3"><text:s text:c="4"/>public static void main(String[] args) {</text:p>
      <text:p text:style-name="P3"><text:s text:c="8"/>OddThread oddThread = new OddThread();</text:p>
      <text:p text:style-name="P3"><text:s text:c="8"/>EvenThread evenThread = new EvenThread();</text:p>
      <text:p text:style-name="P3"/>
      <text:p text:style-name="P3"><text:s text:c="8"/>oddT</text:p>
      <text:p text:style-name="P3"><text:s text:c="8"/></text:p>
      <text:p text:style-name="P3"><text:s text:c="8"/>hread.start();</text:p>
      <text:p text:style-name="P3"><text:s text:c="8"/>evenThread.start();</text:p>
      <text:p text:style-name="P3"><text:s text:c="4"/>}</text:p>
      <text:p text:style-name="P3">}</text:p>
      <text:p text:style-name="P3"/>
      <text:p text:style-name="P3"/>
      <text:p text:style-name="P4"/>
      <text:p text:style-name="P3">public class cy4e6{</text:p>
      <text:p text:style-name="P3"><text:s text:c="4"/>public static void main(String[] args) {</text:p>
      <text:p text:style-name="P3"><text:s text:c="8"/>PriorityThread t1 = new PriorityThread();</text:p>
      <text:p text:style-name="P3"><text:s text:c="8"/>PriorityThread t2 = new PriorityThread();</text:p>
      <text:p text:style-name="P3"><text:s text:c="8"/>PriorityThread t3 = new PriorityThread();</text:p>
      <text:p text:style-name="P3"/>
      <text:p text:style-name="P3"><text:s text:c="8"/>t1.setPriority(Thread.MIN_PRIORITY); // Setting priority 1</text:p>
      <text:p text:style-name="P3"><text:s text:c="8"/>t2.setPriority(Thread.NORM_PRIORITY); // Setting priority 5 </text:p>
      <text:p text:style-name="P3"><text:s text:c="8"/>t3.setPriority(Thread.MAX_PRIORITY); // Setting priority 10</text:p>
      <text:p text:style-name="P3"/>
      <text:p text:style-name="P3"><text:s text:c="8"/>t1.start();</text:p>
      <text:p text:style-name="P3"><text:s text:c="8"/>t2.start();</text:p>
      <text:p text:style-name="P3"/>
      <text:p text:style-name="P3"><text:s text:c="8"/>t3.start();</text:p>
      <text:p text:style-name="P3"><text:s text:c="4"/>}</text:p>
      <text:p text:style-name="P3">}</text:p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URW Bookman" svg:font-family="'URW Bookman'" style:font-pitch="variable"/>
    <style:font-face style:name="Ubuntu" svg:font-family="Ubuntu" style:font-pitch="variable"/>
    <style:font-face style:name="Ubuntu Mono" svg:font-family="'Ubuntu Mono'" style:font-pitch="fixed"/>
    <style:font-face style:name="Ubuntu Sans" svg:font-family="'Ubuntu Sans'" style:font-family-generic="swiss" style:font-pitch="variable"/>
    <style:font-face style:name="book" svg:font-family="book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21:14:27.452488832</meta:creation-date>
    <dc:date>2024-10-24T21:48:47.630875984</dc:date>
    <meta:editing-duration>PT11M47S</meta:editing-duration>
    <meta:editing-cycles>1</meta:editing-cycles>
    <meta:document-statistic meta:table-count="0" meta:image-count="0" meta:object-count="0" meta:page-count="13" meta:paragraph-count="291" meta:word-count="916" meta:character-count="8615" meta:non-whitespace-character-count="6114"/>
    <meta:generator>LibreOffice/24.2.6.2$Linux_X86_64 LibreOffice_project/420$Build-2</meta:generator>
  </office:meta>
</office:document-meta>
</file>